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Je vais te fournir le <text:span text:style-name="Strong_20_Emphasis">scénario final complet</text:span>, incluant <text:span text:style-name="Strong_20_Emphasis">toutes les étapes, les étapes bis et les choix influents</text:span> tout en respectant la règle des <text:span text:style-name="Strong_20_Emphasis">deux choix par étape</text:span>.</text:p>
      <text:p text:style-name="Text_20_body">Ce scénario proposera une <text:span text:style-name="Strong_20_Emphasis">expérience immersive et riche en conséquences</text:span>, où chaque décision modifie profondément le déroulement de l’histoire.</text:p>
      <text:p text:style-name="Horizontal_20_Line"/>
      <text:h text:style-name="Heading_20_1" text:outline-level="1"><text:span text:style-name="Strong_20_Emphasis">🎭 L’Exil du Dernier Héritier</text:span> <text:span text:style-name="Emphasis">(Scénario final complet)</text:span></text:h>
      <text:p text:style-name="Horizontal_20_Line"/>
      <text:h text:style-name="Heading_20_2" text:outline-level="2"><text:span text:style-name="Strong_20_Emphasis">Contexte : Une couronne tachée de sang</text:span></text:h>
      <text:p text:style-name="Text_20_body">Le royaume d’Andareth est plongé dans le chaos après l’usurpation du trône par le duc <text:span text:style-name="Strong_20_Emphasis">Kaelar</text:span>, frère du défunt roi. Vous incarnez <text:span text:style-name="Strong_20_Emphasis">Elyas</text:span>, dernier héritier légitime, contraint à la fuite après l’assassinat de votre famille.</text:p>
      <text:p text:style-name="Text_20_body">Tandis que le tyran consolide son pouvoir, plusieurs factions émergent :</text:p>
      <text:list text:style-name="L1">
        <text:list-item>
          <text:p text:style-name="P1"><text:span text:style-name="Strong_20_Emphasis">Les rebelles du Nord</text:span>, divisés entre modérés et radicaux. </text:p>
        </text:list-item>
        <text:list-item>
          <text:p text:style-name="P1"><text:span text:style-name="Strong_20_Emphasis">Les chevaliers du Sud</text:span>, fidèles à l’honneur, mais doutant de votre légitimité. </text:p>
        </text:list-item>
        <text:list-item>
          <text:p text:style-name="P2"><text:span text:style-name="Strong_20_Emphasis">Les barbares de l’Est</text:span>, une force brutale qui pourrait tout renverser. </text:p>
        </text:list-item>
      </text:list>
      <text:p text:style-name="Text_20_body">Votre quête sera marquée par <text:span text:style-name="Strong_20_Emphasis">la trahison, les dilemmes et une vérité troublante</text:span> sur votre propre lignée…</text:p>
      <text:p text:style-name="Horizontal_20_Line"/>
      <text:h text:style-name="Heading_20_1" text:outline-level="1"><text:span text:style-name="Strong_20_Emphasis">🔹 ACTE I – La Fuite et les Premières Alliances</text:span></text:h>
      <text:h text:style-name="Heading_20_3" text:outline-level="3"><text:span text:style-name="Strong_20_Emphasis">Étape 1 : La Fuite Nocturne</text:span> <text:span text:style-name="Emphasis">(Point de départ)</text:span></text:h>
      <text:p text:style-name="Text_20_body">Après l’attaque du château, vous fuyez avec <text:span text:style-name="Strong_20_Emphasis">Maël</text:span>, votre maître d’armes.</text:p>
      <text:p text:style-name="Text_20_body">1️⃣ <text:span text:style-name="Strong_20_Emphasis">Traverser la rivière tumultueuse</text:span> → Vous perdez vos provisions mais évitez les poursuivants. <text:span text:style-name="Emphasis">(Débloque un raccourci vers Draven plus tard.)</text:span><text:line-break/>2️⃣ <text:span text:style-name="Strong_20_Emphasis">Passer par la forêt maudite</text:span> → Une voix murmure un <text:span text:style-name="Strong_20_Emphasis">secret sur votre lignée</text:span>. <text:span text:style-name="Emphasis">(Débloque une révélation en Acte III.)</text:span></text:p>
      <text:p text:style-name="Horizontal_20_Line"/>
      <text:h text:style-name="Heading_20_3" text:outline-level="3"><text:soft-page-break/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>Étape 2 : Le Refuge des Rebelles</text:span></text:h>
      <text:p text:style-name="Text_20_body">Vous tentez de rallier <text:span text:style-name="Strong_20_Emphasis">Lyra</text:span>, cheffe des rebelles, mais elle est tiraillée entre deux camps :</text:p>
      <text:list text:style-name="L2">
        <text:list-item>
          <text:p text:style-name="P3">Les <text:span text:style-name="Strong_20_Emphasis">modérés</text:span> veulent restaurer la monarchie. </text:p>
        </text:list-item>
        <text:list-item>
          <text:p text:style-name="P4">Les <text:span text:style-name="Strong_20_Emphasis">radicaux</text:span> veulent abolir la royauté. </text:p>
        </text:list-item>
      </text:list>
      <text:p text:style-name="Text_20_body">1️⃣ <text:span text:style-name="Strong_20_Emphasis">Duel contre leur champion pour prouver votre valeur</text:span> → Vous gagnez le respect des rebelles, mais blessez un allié potentiel.<text:line-break/>2️⃣ <text:span text:style-name="Strong_20_Emphasis">Soutenir les radicaux et promettre une république</text:span> → Divise les rebelles, <text:span text:style-name="Strong_20_Emphasis">perte du soutien des modérés</text:span>. <text:span text:style-name="Emphasis">(Débloque une étape bis plus tard.)</text:span></text:p>
      <text:p text:style-name="Horizontal_20_Line"/>
      <text:h text:style-name="Heading_20_3" text:outline-level="3"><text:span text:style-name="Strong_20_Emphasis">Étape 3 : Un assassin dans la nuit</text:span></text:h>
      <text:p text:style-name="Text_20_body">Un tueur tente de vous éliminer.</text:p>
      <text:p text:style-name="Text_20_body">1️⃣ <text:span text:style-name="Strong_20_Emphasis">Le capturer et l’interroger</text:span> → Il révèle qu’un <text:span text:style-name="Strong_20_Emphasis">traître se cache dans vos rangs</text:span>. <text:span text:style-name="Emphasis">(Débloque une étape bis plus tard.)</text:span><text:line-break/>2️⃣ <text:span text:style-name="Strong_20_Emphasis">Le tuer immédiatement</text:span> → Vous gagnez du respect, mais perdez une information cruciale.</text:p>
      <text:p text:style-name="Horizontal_20_Line"/>
      <text:h text:style-name="Heading_20_2" text:outline-level="2"><text:span text:style-name="Strong_20_Emphasis">🔹 ACTE II – Le Poison de la Trahison</text:span></text:h>
      <text:h text:style-name="Heading_20_3" text:outline-level="3"><text:span text:style-name="Strong_20_Emphasis">Étape 4 : Le Carrefour des Destins</text:span></text:h>
      <text:p text:style-name="Text_20_body">Maël propose deux options pour lever une armée :</text:p>
      <text:p text:style-name="Text_20_body">1️⃣ <text:span text:style-name="Strong_20_Emphasis">Draven, la cité fortifiée</text:span> → Un général peut être convaincu, mais il <text:span text:style-name="Strong_20_Emphasis">doute de votre légitimité</text:span>. <text:span text:style-name="Emphasis">(Débloque une étape bis plus tard.)</text:span><text:line-break/>2️⃣ <text:span text:style-name="Strong_20_Emphasis">Le monastère des chevaliers sacrés</text:span> → Ils vous testeront en vous soumettant à <text:span text:style-name="Strong_20_Emphasis">une épreuve sur votre passé</text:span>. <text:span text:style-name="Emphasis">(Débloque un indice sur votre lignée.)</text:span></text:p>
      <text:p text:style-name="Horizontal_20_Line"/>
      <text:h text:style-name="Heading_20_3" text:outline-level="3"><text:span text:style-name="Strong_20_Emphasis">Étape 4-Bis : Le Serment Oublié</text:span> <text:span text:style-name="Emphasis">(Débloquée si vous avez soutenu les chevaliers en Étape 4)</text:span></text:h>
      <text:p text:style-name="Text_20_body">Le Grand Maître vous interroge sur un <text:span text:style-name="Strong_20_Emphasis">ancien serment que votre père aurait trahi</text:span>.</text:p>
      <text:p text:style-name="Text_20_body">1️⃣ <text:span text:style-name="Strong_20_Emphasis">Jurer de restaurer l’honneur des chevaliers</text:span> → Vous gagnez leur fidélité, mais perdez le soutien populaire.<text:line-break/>2️⃣ <text:span text:style-name="Strong_20_Emphasis">Refuser d’entrer dans leur jeu</text:span> → Vous gardez votre indépendance, mais les chevaliers hésitent à vous suivre.</text:p>
      <text:p text:style-name="Horizontal_20_Line"/>
      <text:h text:style-name="Heading_20_3" text:outline-level="3"><text:soft-page-break/><text:span text:style-name="Strong_20_Emphasis">Étape 5 : Le Conseil des Alliés</text:span></text:h>
      <text:p text:style-name="Text_20_body">Les factions s’affrontent. Vous devez faire un choix :</text:p>
      <text:p text:style-name="Text_20_body">1️⃣ <text:span text:style-name="Strong_20_Emphasis">Nommer un commandant rebelle comme second</text:span> → Loyauté des rebelles, mais mépris des chevaliers.<text:line-break/>2️⃣ <text:span text:style-name="Strong_20_Emphasis">Donner le pouvoir aux chevaliers</text:span> → Stabilité militaire, mais perte du soutien populaire.</text:p>
      <text:p text:style-name="Text_20_body"><text:span text:style-name="Emphasis">(Si vous avez soutenu les barbares en secret, un troisième choix aurait été possible, mais ici il est exclu.)</text:span></text:p>
      <text:p text:style-name="Horizontal_20_Line"/>
      <text:h text:style-name="Heading_20_3" text:outline-level="3"><text:span text:style-name="Strong_20_Emphasis">Étape 5-Bis : Les Jeux de l’Ombre</text:span> <text:span text:style-name="Emphasis">(Débloquée si vous avez interrogé l’assassin en Étape 3)</text:span></text:h>
      <text:p text:style-name="Text_20_body">Vous obtenez des <text:span text:style-name="Strong_20_Emphasis">noms suspects</text:span>.</text:p>
      <text:p text:style-name="Text_20_body">1️⃣ <text:span text:style-name="Strong_20_Emphasis">Tendre un piège au traître</text:span> → Capture du traître, mais il refuse de parler.<text:line-break/>2️⃣ <text:span text:style-name="Strong_20_Emphasis">L’accuser publiquement</text:span> → Il s’échappe, mais vous révélez la menace aux autres.</text:p>
      <text:p text:style-name="Horizontal_20_Line"/>
      <text:h text:style-name="Heading_20_3" text:outline-level="3"><text:span text:style-name="Strong_20_Emphasis">Étape 6 : La Révélation Fatale</text:span></text:h>
      <text:p text:style-name="Text_20_body">Un traître <text:span text:style-name="Strong_20_Emphasis">se révèle</text:span> : <text:span text:style-name="Strong_20_Emphasis">Maël vous a manipulé depuis le début</text:span>.</text:p>
      <text:p text:style-name="Text_20_body">1️⃣ <text:span text:style-name="Strong_20_Emphasis">Si vous l’avez toujours soutenu, il vous trahit et vous livre à Kaelar.</text:span><text:line-break/>2️⃣ <text:span text:style-name="Strong_20_Emphasis">Si vous avez enquêté sur lui, il hésite et peut être retourné contre Kaelar.</text:span></text:p>
      <text:p text:style-name="Text_20_body">Il murmure : <text:span text:style-name="Strong_20_Emphasis">"Kaelar n’a pas tué ton père… car ton père était un imposteur."</text:span></text:p>
      <text:p text:style-name="Horizontal_20_Line"/>
      <text:h text:style-name="Heading_20_2" text:outline-level="2"><text:span text:style-name="Strong_20_Emphasis">🔹 ACTE III – L’Usurpation des Usurpateurs</text:span></text:h>
      <text:h text:style-name="Heading_20_3" text:outline-level="3"><text:span text:style-name="Strong_20_Emphasis">Étape 7 : Le Poison du Doute</text:span></text:h>
      <text:p text:style-name="Text_20_body">Vous apprenez que <text:span text:style-name="Strong_20_Emphasis">votre vrai père était un traître, et que vous n’êtes pas l’héritier légitime</text:span>.</text:p>
      <text:p text:style-name="Text_20_body">1️⃣ <text:span text:style-name="Strong_20_Emphasis">Garder le secret et continuer la guerre</text:span> → Risque de trahison interne.<text:line-break/>2️⃣ <text:span text:style-name="Strong_20_Emphasis">Révéler la vérité et chercher une nouvelle voie</text:span> → Perte de soutien, mais gain d’un respect sincère.</text:p>
      <text:p text:style-name="Horizontal_20_Line"/>
      <text:h text:style-name="Heading_20_3" text:outline-level="3"><text:span text:style-name="Strong_20_Emphasis">Étape 7-Bis : Le Jugement du Peuple</text:span> <text:span text:style-name="Emphasis">(Débloquée si vous avez soutenu les rebelles radicaux en Étape 2)</text:span></text:h>
      <text:p text:style-name="Text_20_body">Les rebelles veulent choisir : <text:span text:style-name="Strong_20_Emphasis">monarchie ou république ?</text:span></text:p>
      <text:p text:style-name="Text_20_body">1️⃣ <text:span text:style-name="Strong_20_Emphasis">Rallier la cause républicaine</text:span> → Transformation du royaume, mais opposition des nobles.<text:line-break/>2️⃣ <text:span text:style-name="Strong_20_Emphasis">Tenter d’imposer la monarchie</text:span> → Crée un conflit interne qui affaiblit votre armée.</text:p>
      <text:p text:style-name="Horizontal_20_Line"/>
      <text:h text:style-name="Heading_20_3" text:outline-level="3"><text:soft-page-break/><text:span text:style-name="Strong_20_Emphasis">Étape 8 : L’Assaut Final</text:span></text:h>
      <text:p text:style-name="Text_20_body">Vous affrontez Kaelar, mais il <text:span text:style-name="Strong_20_Emphasis">propose un marché</text:span> :</text:p>
      <text:p text:style-name="Text_20_body">1️⃣ <text:span text:style-name="Strong_20_Emphasis">Accepter l’exil</text:span> → Vous partez en paix, laissant le royaume à son sort.<text:line-break/>2️⃣ <text:span text:style-name="Strong_20_Emphasis">Lancer l’assaut</text:span> → Guerre totale, mais victoire incertaine.</text:p>
      <text:p text:style-name="Horizontal_20_Line"/>
      <text:h text:style-name="Heading_20_3" text:outline-level="3"><text:span text:style-name="Strong_20_Emphasis"/></text:h>
      <text:h text:style-name="Heading_20_3" text:outline-level="3"><text:span text:style-name="Strong_20_Emphasis">Étape 9 : Le Duel du Destin</text:span></text:h>
      <text:p text:style-name="Text_20_body">Le combat final contre Kaelar.</text:p>
      <text:p text:style-name="Text_20_body">1️⃣ <text:span text:style-name="Strong_20_Emphasis">Le tuer sans hésiter</text:span> → Vous gagnez, mais votre règne est contesté.<text:line-break/>2️⃣ <text:span text:style-name="Strong_20_Emphasis">Le capturer et négocier</text:span> → Il devient votre prisonnier, mais ses partisans fomentent une révolte.</text:p>
      <text:p text:style-name="Horizontal_20_Line"/>
      <text:h text:style-name="Heading_20_3" text:outline-level="3"><text:span text:style-name="Strong_20_Emphasis">Étape 10 : Le Règne ou l’Oubli</text:span> <text:span text:style-name="Emphasis">(Fin en fonction des choix précédents.)</text:span></text:h>
      <text:p text:style-name="Text_20_body">🏛️ <text:span text:style-name="Strong_20_Emphasis">Roi légitime</text:span> <text:span text:style-name="Emphasis">(Si vous avez caché la vérité et tué Kaelar.)</text:span><text:line-break/>🔥 <text:span text:style-name="Strong_20_Emphasis">Réformateur</text:span> <text:span text:style-name="Emphasis">(Si vous avez négocié une république avec les rebelles.)</text:span><text:line-break/>🌍 <text:span text:style-name="Strong_20_Emphasis">Exilé</text:span> <text:span text:style-name="Emphasis">(Si vous acceptez le marché de Kaelar.)</text:span></text:p>
      <text:p text:style-name="Horizontal_20_Line"/>
      <text:p text:style-name="Text_20_body">🎭 <text:span text:style-name="Strong_20_Emphasis">Un jeu de trône où chaque choix construit une histoire unique.</text:span><text:line-break/>🔥 <text:span text:style-name="Strong_20_Emphasis">C’est maintenant un scénario textuel complet, stratégique et dramatique ! Ça te convient ?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1T14:41:53.204285900</meta:creation-date>
    <dc:date>2025-02-11T17:32:27.671993100</dc:date>
    <meta:editing-duration>PT16M23S</meta:editing-duration>
    <meta:editing-cycles>2</meta:editing-cycles>
    <meta:generator>LibreOffice/25.2.0.3$Windows_X86_64 LibreOffice_project/e1cf4a87eb02d755bce1a01209907ea5ddc8f069</meta:generator>
    <meta:document-statistic meta:table-count="0" meta:image-count="0" meta:object-count="0" meta:page-count="4" meta:paragraph-count="56" meta:word-count="938" meta:character-count="5433" meta:non-whitespace-character-count="4548"/>
  </office:meta>
</office:document-meta>
</file>